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vypadnou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tě nějaký démon promění na trofej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zas volný! Vidím, že jsem vás trošku vyděsil!</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však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bude válčit s Rahnem Ničitelem ve vnějším podzemí T'Klomu, tak dlouho dokud ho neovládn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už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už bezpečné. Vydáme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pro vyhledání nepřátel."</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vykopni ho odsud."</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Kouzlem Ohnivá koule můžeš ničit nepřátele</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Kouzlem Označení získej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říliš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ětím tlači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 kouzlo tak, že do něj v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shromáždit manu</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abití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abití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ití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ů</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doletět na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Nyní bys měl letět k místo, kde je východ</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Pro splnění úkolu, leť sem</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Až doletíš sem, dokončíš tuto úroveň</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1:53:54.53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date>2018-11-16T11:57:30.128000000</dc:date>
    <meta:editing-duration>PT7M26S</meta:editing-duration>
    <meta:editing-cycles>7</meta:editing-cycles>
    <meta:document-statistic meta:table-count="1" meta:cell-count="1531" meta:object-count="0"/>
  </office:meta>
</office:document-meta>
</file>